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C conf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B9]*[.G9]/[.F9]^3/[.C9]" office:value-type="float" office:value="0.309859154929577" calcext:value-type="float">
            <text:p>0,30985915492957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ncpu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temps ideal</text:p>
          </table:table-cell>
          <table:table-cell office:value-type="string" calcext:value-type="string">
            <text:p>efficacité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table:style-name="ce1" table:formula="of:=[.$C$3]*[.C7]*[.F7]^3/[.B7]" office:value-type="float" office:value="201.142857142857" calcext:value-type="float">
            <text:p>201,14</text:p>
          </table:table-cell>
          <table:table-cell table:style-name="ce1" table:formula="of:=[.H7]/[.G7]" office:value-type="float" office:value="0.962406015037594" calcext:value-type="float">
            <text:p>0,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style-name="ce1" table:formula="of:=[.$C$3]*[.C8]*[.F8]^3/[.B8]" office:value-type="float" office:value="352" calcext:value-type="float">
            <text:p>352,00</text:p>
          </table:table-cell>
          <table:table-cell table:style-name="ce1" table:formula="of:=[.H8]/[.G8]" office:value-type="float" office:value="0.964383561643836" calcext:value-type="float">
            <text:p>0,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4" calcext:value-type="float">
            <text:p>704</text:p>
          </table:table-cell>
          <table:table-cell table:style-name="ce1" table:formula="of:=[.$C$3]*[.C9]*[.F9]^3/[.B9]" office:value-type="float" office:value="704" calcext:value-type="float">
            <text:p>704,00</text:p>
          </table:table-cell>
          <table:table-cell table:style-name="ce1" table:formula="of:=[.H9]/[.G9]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" table:formula="of:=[.$C$3]*[.C11]*[.F11]^3/[.B11]" office:value-type="float" office:value="201.142857142857" calcext:value-type="float">
            <text:p>201,14</text:p>
          </table:table-cell>
          <table:table-cell table:style-name="ce1" table:formula="of:=[.H11]/[.G11]" office:value-type="float" office:value="6.28571428571429" calcext:value-type="float">
            <text:p>6,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89" calcext:value-type="float">
            <text:p>689</text:p>
          </table:table-cell>
          <table:table-cell table:style-name="ce1" table:formula="of:=[.$C$3]*[.C12]*[.F12]^3/[.B12]" office:value-type="float" office:value="678.857142857143" calcext:value-type="float">
            <text:p>678,86</text:p>
          </table:table-cell>
          <table:table-cell table:style-name="ce1" table:formula="of:=[.H12]/[.G12]" office:value-type="float" office:value="0.985278872071325" calcext:value-type="float">
            <text:p>0,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1" table:formula="of:=[.$C$3]*[.C14]*[.F14]^3/[.B14]" office:value-type="float" office:value="678.857142857143" calcext:value-type="float">
            <text:p>678,86</text:p>
          </table:table-cell>
          <table:table-cell table:style-name="ce1" table:formula="of:=[.H14]/[.G14]" office:value-type="float" office:value="10.6071428571429" calcext:value-type="float">
            <text:p>10,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style-name="ce1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902" calcext:value-type="float">
            <text:p>2902</text:p>
          </table:table-cell>
          <table:table-cell table:style-name="ce1" table:formula="of:=[.$C$3]*[.C16]*[.F16]^3/[.B16]" office:value-type="float" office:value="2816" calcext:value-type="float">
            <text:p>2 816,00</text:p>
          </table:table-cell>
          <table:table-cell table:style-name="ce1" table:formula="of:=[.H16]/[.G16]" office:value-type="float" office:value="0.970365265334252" calcext:value-type="float">
            <text:p>0,9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table:style-name="ce1" table:formula="of:=[.$C$3]*[.C17]*[.F17]^3/[.B17]" office:value-type="float" office:value="1609.14285714286" calcext:value-type="float">
            <text:p>1 609,14</text:p>
          </table:table-cell>
          <table:table-cell table:style-name="ce1" table:formula="of:=[.H17]/[.G17]" office:value-type="float" office:value="0.975238095238095" calcext:value-type="float">
            <text:p>0,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style-name="ce1" table:formula="of:=[.$C$3]*[.C18]*[.F18]^3/[.B18]" office:value-type="float" office:value="1609.14285714286" calcext:value-type="float">
            <text:p>1 609,14</text:p>
          </table:table-cell>
          <table:table-cell table:style-name="ce1" table:formula="of:=[.H18]/[.G18]" office:value-type="float" office:value="12.378021978022" calcext:value-type="float">
            <text:p>12,3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WS confi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B28]*[.G28]/[.F28]^3/[.C28]" office:value-type="float" office:value="0.335827464788732" calcext:value-type="float">
            <text:p>0,33582746478873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ncpu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temps ideal</text:p>
          </table:table-cell>
          <table:table-cell office:value-type="string" calcext:value-type="string">
            <text:p>efficacité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table:style-name="ce1" table:formula="of:=[.$C$22]*[.C26]*[.F26]^3/[.B26]" office:value-type="float" office:value="190.75" calcext:value-type="float">
            <text:p>190,75</text:p>
          </table:table-cell>
          <table:table-cell table:style-name="ce1" table:formula="of:=[.H26]/[.G26]" office:value-type="float" office:value="0.973214285714286" calcext:value-type="float">
            <text:p>0,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table:style-name="ce1" table:formula="of:=[.$C$22]*[.C27]*[.F27]^3/[.B27]" office:value-type="float" office:value="381.5" calcext:value-type="float">
            <text:p>381,50</text:p>
          </table:table-cell>
          <table:table-cell table:style-name="ce1" table:formula="of:=[.H27]/[.G27]" office:value-type="float" office:value="0.99869109947644" calcext:value-type="float">
            <text:p>1,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63" calcext:value-type="float">
            <text:p>763</text:p>
          </table:table-cell>
          <table:table-cell table:style-name="ce1" table:formula="of:=[.$C$22]*[.C28]*[.F28]^3/[.B28]" office:value-type="float" office:value="763" calcext:value-type="float">
            <text:p>763,00</text:p>
          </table:table-cell>
          <table:table-cell table:style-name="ce1" table:formula="of:=[.H28]/[.G28]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style-name="ce1" table:formula="of:=[.$C$22]*[.C29]*[.F29]^3/[.B29]" office:value-type="float" office:value="101.733333333333" calcext:value-type="float">
            <text:p>101,73</text:p>
          </table:table-cell>
          <table:table-cell table:style-name="ce1" table:formula="of:=[.H29]/[.G29]" office:value-type="float" office:value="0.924848484848485" calcext:value-type="float">
            <text:p>0,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402*71/18" office:value-type="float" office:value="1585.66666666667" calcext:value-type="float">
            <text:p>1585,66666666667</text:p>
          </table:table-cell>
          <table:table-cell table:style-name="ce1" table:formula="of:=[.$C$22]*[.C30]*[.F30]^3/[.B30]" office:value-type="float" office:value="1526" calcext:value-type="float">
            <text:p>1 526,00</text:p>
          </table:table-cell>
          <table:table-cell table:style-name="ce1" table:formula="of:=[.H30]/[.G30]" office:value-type="float" office:value="0.962371242379651" calcext:value-type="float">
            <text:p>0,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210*71/18" office:value-type="float" office:value="828.333333333333" calcext:value-type="float">
            <text:p>828,333333333333</text:p>
          </table:table-cell>
          <table:table-cell table:style-name="ce1" table:formula="of:=[.$C$22]*[.C31]*[.F31]^3/[.B31]" office:value-type="float" office:value="813.866666666667" calcext:value-type="float">
            <text:p>813,87</text:p>
          </table:table-cell>
          <table:table-cell table:style-name="ce1" table:formula="of:=[.H31]/[.G31]" office:value-type="float" office:value="0.982535211267606" calcext:value-type="float">
            <text:p>0,98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table:formula="of:=[.D36]/[.E36]" office:value-type="float" office:value="6.53125" calcext:value-type="float">
            <text:p>6,53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89" calcext:value-type="float">
            <text:p>689</text:p>
          </table:table-cell>
          <table:table-cell office:value-type="float" office:value="64" calcext:value-type="float">
            <text:p>64</text:p>
          </table:table-cell>
          <table:table-cell table:formula="of:=[.D37]/[.E37]" office:value-type="float" office:value="10.765625" calcext:value-type="float">
            <text:p>10,765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50" calcext:value-type="float">
            <text:p>1650</text:p>
          </table:table-cell>
          <table:table-cell office:value-type="float" office:value="130" calcext:value-type="float">
            <text:p>130</text:p>
          </table:table-cell>
          <table:table-cell table:formula="of:=[.D38]/[.E38]" office:value-type="float" office:value="12.6923076923077" calcext:value-type="float">
            <text:p>12,69230769230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table:formula="of:=[.D39]/[.E39]" office:value-type="float" office:value="3.05555555555556" calcext:value-type="float">
            <text:p>3,055555555555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28" calcext:value-type="float">
            <text:p>828</text:p>
          </table:table-cell>
          <table:table-cell office:value-type="float" office:value="77" calcext:value-type="float">
            <text:p>77</text:p>
          </table:table-cell>
          <table:table-cell table:formula="of:=[.D40]/[.E40]" office:value-type="float" office:value="10.7532467532468" calcext:value-type="float">
            <text:p>10,7532467532468</text:p>
          </table:table-cell>
          <table:table-cell table:number-columns-repeated="3"/>
        </table:table-row>
      </table:table>
      <table:table table:name="Feuille2" table:style-name="ta1"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nr</text:p>
          </table:table-cell>
          <table:table-cell office:value-type="string" calcext:value-type="string">
            <text:p>TCPU</text:p>
          </table:table-cell>
          <table:table-cell office:value-type="string" calcext:value-type="string">
            <text:p>TGPU</text:p>
          </table:table-cell>
          <table:table-cell office:value-type="string" calcext:value-type="string">
            <text:p>TGPU2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TCPU+GPU</text:p>
          </table:table-cell>
          <table:table-cell office:value-type="string" calcext:value-type="string">
            <text:p>TCPU+GPU2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5.47976" calcext:value-type="float">
            <text:p>35,47976</text:p>
          </table:table-cell>
          <table:table-cell office:value-type="float" office:value="23.19743" calcext:value-type="float">
            <text:p>23,19743</text:p>
          </table:table-cell>
          <table:table-cell office:value-type="float" office:value="18.15629" calcext:value-type="float">
            <text:p>18,15629</text:p>
          </table:table-cell>
          <table:table-cell table:formula="of:=[.H9]/[.I9]" office:value-type="float" office:value="1.52946942829443" calcext:value-type="float">
            <text:p>1,52946942829443</text:p>
          </table:table-cell>
          <table:table-cell table:formula="of:=[.H9]/[.J9]" office:value-type="float" office:value="1.95413049692421" calcext:value-type="float">
            <text:p>1,95413049692421</text:p>
          </table:table-cell>
          <table:table-cell office:value-type="float" office:value="10.7398" calcext:value-type="float">
            <text:p>10,7398</text:p>
          </table:table-cell>
          <table:table-cell office:value-type="float" office:value="8.906286" calcext:value-type="float">
            <text:p>8,906286</text:p>
          </table:table-cell>
          <table:table-cell table:formula="of:=[.H9]/[.M9]" office:value-type="float" office:value="3.30357734780908" calcext:value-type="float">
            <text:p>3,30357734780908</text:p>
          </table:table-cell>
          <table:table-cell table:formula="of:=[.H9]/[.N9]" office:value-type="float" office:value="3.98367624843846" calcext:value-type="float">
            <text:p>3,98367624843846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17.3942" calcext:value-type="float">
            <text:p>117,3942</text:p>
          </table:table-cell>
          <table:table-cell office:value-type="float" office:value="26.12894" calcext:value-type="float">
            <text:p>26,12894</text:p>
          </table:table-cell>
          <table:table-cell office:value-type="float" office:value="20.32216" calcext:value-type="float">
            <text:p>20,32216</text:p>
          </table:table-cell>
          <table:table-cell table:formula="of:=[.H10]/[.I10]" office:value-type="float" office:value="4.49288030819467" calcext:value-type="float">
            <text:p>4,49288030819467</text:p>
          </table:table-cell>
          <table:table-cell table:formula="of:=[.H10]/[.J10]" office:value-type="float" office:value="5.77665956768375" calcext:value-type="float">
            <text:p>5,77665956768375</text:p>
          </table:table-cell>
          <table:table-cell office:value-type="float" office:value="16.71555" calcext:value-type="float">
            <text:p>16,71555</text:p>
          </table:table-cell>
          <table:table-cell office:value-type="float" office:value="10.96917" calcext:value-type="float">
            <text:p>10,96917</text:p>
          </table:table-cell>
          <table:table-cell table:formula="of:=[.H10]/[.M10]" office:value-type="float" office:value="7.02305338442349" calcext:value-type="float">
            <text:p>7,02305338442349</text:p>
          </table:table-cell>
          <table:table-cell table:formula="of:=[.H10]/[.N10]" office:value-type="float" office:value="10.7021953347427" calcext:value-type="float">
            <text:p>10,7021953347427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77.6023" calcext:value-type="float">
            <text:p>277,6023</text:p>
          </table:table-cell>
          <table:table-cell office:value-type="float" office:value="29.84597" calcext:value-type="float">
            <text:p>29,84597</text:p>
          </table:table-cell>
          <table:table-cell office:value-type="float" office:value="24.36991" calcext:value-type="float">
            <text:p>24,36991</text:p>
          </table:table-cell>
          <table:table-cell table:formula="of:=[.H11]/[.I11]" office:value-type="float" office:value="9.3011652829511" calcext:value-type="float">
            <text:p>9,3011652829511</text:p>
          </table:table-cell>
          <table:table-cell table:formula="of:=[.H11]/[.J11]" office:value-type="float" office:value="11.3911910220432" calcext:value-type="float">
            <text:p>11,3911910220432</text:p>
          </table:table-cell>
          <table:table-cell office:value-type="float" office:value="29.82855" calcext:value-type="float">
            <text:p>29,82855</text:p>
          </table:table-cell>
          <table:table-cell office:value-type="float" office:value="18.14998" calcext:value-type="float">
            <text:p>18,14998</text:p>
          </table:table-cell>
          <table:table-cell table:formula="of:=[.H11]/[.M11]" office:value-type="float" office:value="9.30659720301523" calcext:value-type="float">
            <text:p>9,30659720301523</text:p>
          </table:table-cell>
          <table:table-cell table:formula="of:=[.H11]/[.N11]" office:value-type="float" office:value="15.2949094158781" calcext:value-type="float">
            <text:p>15,2949094158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1:53:22.770727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4:17:06.397497622</meta:creation-date>
    <dc:date>2019-05-09T12:12:40.919504174</dc:date>
    <meta:editing-duration>PT17M58S</meta:editing-duration>
    <meta:editing-cycles>6</meta:editing-cycles>
    <meta:generator>LibreOffice/6.0.7.3$Linux_X86_64 LibreOffice_project/00m0$Build-3</meta:generator>
    <dc:title>LyX Document</dc:title>
    <meta:document-statistic meta:table-count="2" meta:cell-count="220" meta:object-count="0"/>
  </office:meta>
</office:document-meta>
</file>